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State.setFilterModel( FilterModel filte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.getSor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.getFilt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.getPag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.setSortModel( SortModel sor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.setPagerModel( PagerModel page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